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paragraph-rsid="00134142"/>
    </style:style>
    <style:style style:name="P2" style:family="paragraph" style:parent-style-name="Text_20_body">
      <style:text-properties officeooo:paragraph-rsid="001081bd"/>
    </style:style>
    <style:style style:name="P3" style:family="paragraph" style:parent-style-name="Text_20_body">
      <style:text-properties fo:font-style="normal" fo:font-weight="normal" officeooo:paragraph-rsid="0030e76c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176c81"/>
    </style:style>
    <style:style style:name="P5" style:family="paragraph" style:parent-style-name="Text_20_body">
      <style:text-properties officeooo:paragraph-rsid="0021e4c0"/>
    </style:style>
    <style:style style:name="P6" style:family="paragraph" style:parent-style-name="Text_20_body">
      <style:text-properties officeooo:paragraph-rsid="00279117"/>
    </style:style>
    <style:style style:name="P7" style:family="paragraph" style:parent-style-name="Text_20_body">
      <style:text-properties officeooo:paragraph-rsid="003065fe"/>
    </style:style>
    <style:style style:name="P8" style:family="paragraph" style:parent-style-name="Text_20_body">
      <style:text-properties officeooo:paragraph-rsid="00306dbc"/>
    </style:style>
    <style:style style:name="P9" style:family="paragraph" style:parent-style-name="Text_20_body">
      <style:text-properties officeooo:rsid="0013ad3a" officeooo:paragraph-rsid="0013ad3a"/>
    </style:style>
    <style:style style:name="P10" style:family="paragraph" style:parent-style-name="Text_20_body" style:list-style-name="L1">
      <style:text-properties officeooo:paragraph-rsid="0013ad3a"/>
    </style:style>
    <style:style style:name="P11" style:family="paragraph" style:parent-style-name="Text_20_body" style:list-style-name="L1">
      <style:text-properties fo:font-style="normal" officeooo:paragraph-rsid="001551b9" style:font-style-asian="normal" style:font-style-complex="normal"/>
    </style:style>
    <style:style style:name="P12" style:family="paragraph" style:parent-style-name="Text_20_body">
      <style:text-properties fo:font-style="normal" officeooo:rsid="00119a15" officeooo:paragraph-rsid="0025c7d9" style:font-style-asian="normal" style:font-style-complex="normal"/>
    </style:style>
    <style:style style:name="P13" style:family="paragraph" style:parent-style-name="Text_20_body" style:list-style-name="L3">
      <style:text-properties fo:font-style="normal" officeooo:rsid="00279117" officeooo:paragraph-rsid="00279117" style:font-style-asian="normal" style:font-style-complex="normal"/>
    </style:style>
    <style:style style:name="P14" style:family="paragraph" style:parent-style-name="Text_20_body">
      <style:text-properties fo:font-style="normal" officeooo:rsid="003065fe" officeooo:paragraph-rsid="003065fe" style:font-style-asian="normal" style:font-style-complex="normal"/>
    </style:style>
    <style:style style:name="P15" style:family="paragraph" style:parent-style-name="Text_20_body" style:list-style-name="L4">
      <style:text-properties fo:font-style="normal" fo:font-weight="normal" officeooo:paragraph-rsid="002c4e77" style:font-style-asian="normal" style:font-weight-asian="normal" style:font-style-complex="normal" style:font-weight-complex="normal"/>
    </style:style>
    <style:style style:name="P16" style:family="paragraph" style:parent-style-name="Text_20_body" style:list-style-name="L5">
      <style:text-properties fo:font-style="normal" fo:font-weight="normal" officeooo:paragraph-rsid="0032b044" style:font-style-asian="normal" style:font-weight-asian="normal" style:font-style-complex="normal" style:font-weight-complex="normal"/>
    </style:style>
    <style:style style:name="P17" style:family="paragraph" style:parent-style-name="Text_20_body" style:list-style-name="L5">
      <style:text-properties fo:font-style="normal" fo:font-weight="normal" officeooo:paragraph-rsid="003d8fb7" style:font-style-asian="normal" style:font-weight-asian="normal" style:font-style-complex="normal" style:font-weight-complex="normal"/>
    </style:style>
    <style:style style:name="P18" style:family="paragraph" style:parent-style-name="Text_20_body" style:list-style-name="L5">
      <style:text-properties fo:font-style="normal" fo:font-weight="normal" officeooo:paragraph-rsid="0040da68" style:font-style-asian="normal" style:font-weight-asian="normal" style:font-style-complex="normal" style:font-weight-complex="normal"/>
    </style:style>
    <style:style style:name="P19" style:family="paragraph" style:parent-style-name="Text_20_body" style:list-style-name="L5">
      <style:text-properties fo:font-style="normal" fo:font-weight="normal" officeooo:paragraph-rsid="0042c1cf" style:font-style-asian="normal" style:font-weight-asian="normal" style:font-style-complex="normal" style:font-weight-complex="normal"/>
    </style:style>
    <style:style style:name="P20" style:family="paragraph" style:parent-style-name="Text_20_body" style:list-style-name="L5">
      <style:text-properties fo:font-style="normal" fo:font-weight="normal" officeooo:rsid="0032b044" officeooo:paragraph-rsid="0032b044" style:font-style-asian="normal" style:font-weight-asian="normal" style:font-style-complex="normal" style:font-weight-complex="normal"/>
    </style:style>
    <style:style style:name="P21" style:family="paragraph" style:parent-style-name="Text_20_body" style:list-style-name="L5">
      <style:text-properties fo:font-style="normal" fo:font-weight="normal" officeooo:rsid="0032b044" officeooo:paragraph-rsid="00388b69" style:font-style-asian="normal" style:font-weight-asian="normal" style:font-style-complex="normal" style:font-weight-complex="normal"/>
    </style:style>
    <style:style style:name="P22" style:family="paragraph" style:parent-style-name="Text_20_body" style:list-style-name="L5">
      <style:text-properties fo:font-style="normal" fo:font-weight="normal" officeooo:rsid="00306dbc" officeooo:paragraph-rsid="003f29b3" style:font-style-asian="normal" style:font-weight-asian="normal" style:font-style-complex="normal" style:font-weight-complex="normal"/>
    </style:style>
    <style:style style:name="P23" style:family="paragraph" style:parent-style-name="Text_20_body" style:list-style-name="L5">
      <style:text-properties fo:font-style="normal" fo:font-weight="normal" officeooo:rsid="00306dbc" officeooo:paragraph-rsid="0043ddd0" style:font-style-asian="normal" style:font-weight-asian="normal" style:font-style-complex="normal" style:font-weight-complex="normal"/>
    </style:style>
    <style:style style:name="P24" style:family="paragraph" style:parent-style-name="Text_20_body" style:list-style-name="L5">
      <style:text-properties fo:font-style="normal" fo:font-weight="normal" officeooo:rsid="00306dbc" officeooo:paragraph-rsid="004544b5" style:font-style-asian="normal" style:font-weight-asian="normal" style:font-style-complex="normal" style:font-weight-complex="normal"/>
    </style:style>
    <style:style style:name="P25" style:family="paragraph" style:parent-style-name="Text_20_body" style:list-style-name="L5">
      <style:text-properties fo:font-style="normal" fo:font-weight="normal" officeooo:rsid="00306dbc" officeooo:paragraph-rsid="0046b70c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306dbc" officeooo:paragraph-rsid="0043ddd0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306dbc" officeooo:paragraph-rsid="004544b5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306dbc" officeooo:paragraph-rsid="0046b70c" style:font-style-asian="normal" style:font-weight-asian="normal" style:font-style-complex="normal" style:font-weight-complex="normal"/>
    </style:style>
    <style:style style:name="P29" style:family="paragraph" style:parent-style-name="Text_20_body" style:list-style-name="L2">
      <style:text-properties officeooo:paragraph-rsid="0013ad3a"/>
    </style:style>
    <style:style style:name="P30" style:family="paragraph" style:parent-style-name="Text_20_body" style:list-style-name="L2">
      <style:text-properties style:font-name="Times New Roman1" fo:font-size="12pt" fo:font-style="normal" officeooo:rsid="001551b9" officeooo:paragraph-rsid="001551b9" style:font-style-asian="normal" style:font-style-complex="normal"/>
    </style:style>
    <style:style style:name="P31" style:family="paragraph" style:parent-style-name="Text_20_body">
      <style:text-properties fo:font-style="italic" fo:font-weight="bold" officeooo:rsid="0030e76c" officeooo:paragraph-rsid="0030e76c" style:font-style-asian="italic" style:font-weight-asian="bold" style:font-style-complex="italic" style:font-weight-complex="bold"/>
    </style:style>
    <style:style style:name="P32" style:family="paragraph" style:parent-style-name="Text_20_body" style:list-style-name="L3">
      <style:text-properties fo:font-style="italic" fo:font-weight="bold" officeooo:rsid="00279117" officeooo:paragraph-rsid="00279117" style:font-style-asian="italic" style:font-weight-asian="bold" style:font-style-complex="italic" style:font-weight-complex="bold"/>
    </style:style>
    <style:style style:name="P33" style:family="paragraph" style:parent-style-name="Text_20_body" style:list-style-name="L4">
      <style:text-properties fo:font-style="italic" fo:font-weight="bold" officeooo:rsid="00279117" officeooo:paragraph-rsid="00279117" style:font-style-asian="italic" style:font-weight-asian="bold" style:font-style-complex="italic" style:font-weight-complex="bold"/>
    </style:style>
    <style:style style:name="P34" style:family="paragraph" style:parent-style-name="Text_20_body" style:list-style-name="L4">
      <style:text-properties fo:font-style="italic" fo:font-weight="bold" officeooo:rsid="002b75d3" officeooo:paragraph-rsid="002b75d3" style:font-style-asian="italic" style:font-weight-asian="bold" style:font-style-complex="italic" style:font-weight-complex="bold"/>
    </style:style>
    <style:style style:name="P35" style:family="paragraph" style:parent-style-name="Text_20_body" style:list-style-name="L5">
      <style:text-properties fo:font-style="italic" fo:font-weight="bold" officeooo:paragraph-rsid="0040da68" style:font-style-asian="italic" style:font-weight-asian="bold" style:font-style-complex="italic" style:font-weight-complex="bold"/>
    </style:style>
    <style:style style:name="P36" style:family="paragraph" style:parent-style-name="Text_20_body" style:list-style-name="L5">
      <style:text-properties fo:font-style="italic" fo:font-weight="bold" officeooo:paragraph-rsid="0042c1cf" style:font-style-asian="italic" style:font-weight-asian="bold" style:font-style-complex="italic" style:font-weight-complex="bold"/>
    </style:style>
    <style:style style:name="P37" style:family="paragraph" style:parent-style-name="Text_20_body" style:list-style-name="L5">
      <style:text-properties fo:font-style="italic" fo:font-weight="bold" officeooo:rsid="00306dbc" officeooo:paragraph-rsid="00306dbc" style:font-style-asian="italic" style:font-weight-asian="bold" style:font-style-complex="italic" style:font-weight-complex="bold"/>
    </style:style>
    <style:style style:name="P38" style:family="paragraph" style:parent-style-name="Text_20_body" style:list-style-name="L5">
      <style:text-properties fo:font-style="italic" fo:font-weight="bold" officeooo:rsid="00306dbc" officeooo:paragraph-rsid="003f29b3" style:font-style-asian="italic" style:font-weight-asian="bold" style:font-style-complex="italic" style:font-weight-complex="bold"/>
    </style:style>
    <style:style style:name="P39" style:family="paragraph" style:parent-style-name="Text_20_body" style:list-style-name="L5">
      <style:text-properties fo:font-style="italic" fo:font-weight="bold" officeooo:rsid="00306dbc" officeooo:paragraph-rsid="0043ddd0" style:font-style-asian="italic" style:font-weight-asian="bold" style:font-style-complex="italic" style:font-weight-complex="bold"/>
    </style:style>
    <style:style style:name="P40" style:family="paragraph" style:parent-style-name="Text_20_body" style:list-style-name="L5">
      <style:text-properties fo:font-style="italic" fo:font-weight="bold" officeooo:rsid="00306dbc" officeooo:paragraph-rsid="004544b5" style:font-style-asian="italic" style:font-weight-asian="bold" style:font-style-complex="italic" style:font-weight-complex="bold"/>
    </style:style>
    <style:style style:name="P41" style:family="paragraph" style:parent-style-name="Text_20_body" style:list-style-name="L5">
      <style:text-properties fo:font-style="italic" fo:font-weight="bold" officeooo:rsid="00306dbc" officeooo:paragraph-rsid="0046b70c" style:font-style-asian="italic" style:font-weight-asian="bold" style:font-style-complex="italic" style:font-weight-complex="bold"/>
    </style:style>
    <style:style style:name="P42" style:family="paragraph" style:parent-style-name="Text_20_body" style:list-style-name="L5">
      <style:text-properties fo:font-style="italic" fo:font-weight="bold" officeooo:rsid="0032b044" officeooo:paragraph-rsid="0032b044" style:font-style-asian="italic" style:font-weight-asian="bold" style:font-style-complex="italic" style:font-weight-complex="bold"/>
    </style:style>
    <style:style style:name="P43" style:family="paragraph" style:parent-style-name="Text_20_body">
      <style:text-properties officeooo:rsid="0004d765" officeooo:paragraph-rsid="0004d765"/>
    </style:style>
    <style:style style:name="P44" style:family="paragraph" style:parent-style-name="Text_20_body" style:list-style-name="L3">
      <style:text-properties officeooo:paragraph-rsid="0025c7d9"/>
    </style:style>
    <style:style style:name="P45" style:family="paragraph" style:parent-style-name="Text_20_body" style:list-style-name="L3">
      <style:text-properties officeooo:paragraph-rsid="00279117"/>
    </style:style>
    <style:style style:name="P46" style:family="paragraph" style:parent-style-name="Text_20_body" style:list-style-name="L3">
      <style:text-properties officeooo:paragraph-rsid="002c4e77"/>
    </style:style>
    <style:style style:name="P47" style:family="paragraph" style:parent-style-name="Text_20_body" style:list-style-name="L4">
      <style:text-properties officeooo:paragraph-rsid="003065fe"/>
    </style:style>
    <style:style style:name="P48" style:family="paragraph" style:parent-style-name="Text_20_body">
      <style:text-properties officeooo:paragraph-rsid="003a0364"/>
    </style:style>
    <style:style style:name="P49" style:family="paragraph" style:parent-style-name="Text_20_body">
      <style:text-properties officeooo:paragraph-rsid="0004d765"/>
    </style:style>
    <style:style style:name="P50" style:family="paragraph" style:parent-style-name="Text_20_body">
      <style:text-properties officeooo:paragraph-rsid="003bbbbf"/>
    </style:style>
    <style:style style:name="P51" style:family="paragraph" style:parent-style-name="Text_20_body">
      <style:text-properties officeooo:paragraph-rsid="004544b5"/>
    </style:style>
    <style:style style:name="P52" style:family="paragraph" style:parent-style-name="Text_20_body">
      <style:text-properties officeooo:paragraph-rsid="0046b70c"/>
    </style:style>
    <style:style style:name="P53" style:family="paragraph" style:parent-style-name="Text_20_body">
      <style:text-properties officeooo:paragraph-rsid="004a65a9"/>
    </style:style>
    <style:style style:name="P54" style:family="paragraph" style:parent-style-name="Heading_20_1">
      <style:text-properties officeooo:rsid="00176c81" officeooo:paragraph-rsid="00176c81"/>
    </style:style>
    <style:style style:name="P55" style:family="paragraph" style:parent-style-name="Heading_20_1">
      <style:text-properties officeooo:rsid="0004d765" officeooo:paragraph-rsid="0004d765"/>
    </style:style>
    <style:style style:name="P56" style:family="paragraph" style:parent-style-name="Heading_20_1">
      <style:paragraph-properties fo:break-before="page"/>
      <style:text-properties officeooo:rsid="0004d765" officeooo:paragraph-rsid="0004d765"/>
    </style:style>
    <style:style style:name="P5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8" style:family="paragraph" style:parent-style-name="Heading_20_2">
      <style:text-properties officeooo:rsid="001081bd"/>
    </style:style>
    <style:style style:name="P59" style:family="paragraph" style:parent-style-name="Heading_20_2" style:list-style-name="">
      <style:text-properties officeooo:rsid="001081bd"/>
    </style:style>
    <style:style style:name="P60" style:family="paragraph" style:parent-style-name="Heading_20_2">
      <style:text-properties fo:font-style="normal" style:font-style-asian="normal" style:font-style-complex="normal"/>
    </style:style>
    <style:style style:name="P61" style:family="paragraph" style:parent-style-name="Heading_20_2" style:list-style-name="">
      <style:text-properties fo:font-style="normal" style:font-style-asian="normal" style:font-style-complex="normal"/>
    </style:style>
    <style:style style:name="P62" style:family="paragraph" style:parent-style-name="Heading_20_2">
      <style:text-properties fo:font-style="normal" officeooo:paragraph-rsid="004544b5" style:font-style-asian="normal" style:font-style-complex="normal"/>
    </style:style>
    <style:style style:name="P63" style:family="paragraph" style:parent-style-name="Heading_20_2">
      <style:text-properties fo:font-style="normal" officeooo:paragraph-rsid="0046b70c" style:font-style-asian="normal" style:font-style-complex="normal"/>
    </style:style>
    <style:style style:name="P64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65" style:family="paragraph" style:parent-style-name="Heading_20_2">
      <style:paragraph-properties fo:break-before="page"/>
      <style:text-properties fo:font-style="normal" officeooo:rsid="001081bd" style:font-style-asian="normal" style:font-style-complex="normal"/>
    </style:style>
    <style:style style:name="P66" style:family="paragraph" style:parent-style-name="Heading_20_3">
      <style:text-properties officeooo:paragraph-rsid="00306dbc"/>
    </style:style>
    <style:style style:name="P67" style:family="paragraph" style:parent-style-name="Heading_20_3">
      <style:text-properties fo:font-style="normal" officeooo:rsid="00263eac" officeooo:paragraph-rsid="00306dbc" style:font-style-asian="normal" style:font-style-complex="normal"/>
    </style:style>
    <style:style style:name="P68" style:family="paragraph" style:parent-style-name="Heading_20_3">
      <style:text-properties officeooo:paragraph-rsid="003d8fb7"/>
    </style:style>
    <style:style style:name="P69" style:family="paragraph" style:parent-style-name="Heading_20_3">
      <style:text-properties officeooo:paragraph-rsid="0043ddd0"/>
    </style:style>
    <style:style style:name="P70" style:family="paragraph" style:parent-style-name="Heading_20_3">
      <style:text-properties officeooo:paragraph-rsid="004544b5"/>
    </style:style>
    <style:style style:name="P71" style:family="paragraph" style:parent-style-name="Heading_20_3">
      <style:text-properties officeooo:paragraph-rsid="0046b70c"/>
    </style:style>
    <style:style style:name="P7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34142"/>
    </style:style>
    <style:style style:name="T2" style:family="text">
      <style:text-properties officeooo:rsid="001330a1"/>
    </style:style>
    <style:style style:name="T3" style:family="text">
      <style:text-properties officeooo:rsid="0004d765"/>
    </style:style>
    <style:style style:name="T4" style:family="text">
      <style:text-properties fo:font-style="italic" officeooo:rsid="001081bd" style:font-style-asian="italic" style:font-style-complex="italic"/>
    </style:style>
    <style:style style:name="T5" style:family="text">
      <style:text-properties fo:font-style="italic" officeooo:rsid="00119a15" style:font-style-asian="italic" style:font-style-complex="italic"/>
    </style:style>
    <style:style style:name="T6" style:family="text">
      <style:text-properties fo:font-style="italic" officeooo:rsid="00279117" style:font-style-asian="italic" style:font-style-complex="italic"/>
    </style:style>
    <style:style style:name="T7" style:family="text">
      <style:text-properties fo:font-style="italic" officeooo:rsid="002b75d3" style:font-style-asian="italic" style:font-style-complex="italic"/>
    </style:style>
    <style:style style:name="T8" style:family="text">
      <style:text-properties fo:font-style="italic" officeooo:rsid="003065fe" style:font-style-asian="italic" style:font-style-complex="italic"/>
    </style:style>
    <style:style style:name="T9" style:family="text">
      <style:text-properties fo:font-style="italic" officeooo:rsid="0030e76c" style:font-style-asian="italic" style:font-style-complex="italic"/>
    </style:style>
    <style:style style:name="T10" style:family="text">
      <style:text-properties fo:font-style="italic" officeooo:rsid="0032b044" style:font-style-asian="italic" style:font-style-complex="italic"/>
    </style:style>
    <style:style style:name="T11" style:family="text">
      <style:text-properties fo:font-style="italic" officeooo:rsid="003a0364" style:font-style-asian="italic" style:font-style-complex="italic"/>
    </style:style>
    <style:style style:name="T12" style:family="text">
      <style:text-properties fo:font-style="italic" officeooo:rsid="003bbbbf" style:font-style-asian="italic" style:font-style-complex="italic"/>
    </style:style>
    <style:style style:name="T13" style:family="text">
      <style:text-properties fo:font-style="italic" officeooo:rsid="003d8fb7" style:font-style-asian="italic" style:font-style-complex="italic"/>
    </style:style>
    <style:style style:name="T14" style:family="text">
      <style:text-properties fo:font-style="italic" officeooo:rsid="0040da68" style:font-style-asian="italic" style:font-style-complex="italic"/>
    </style:style>
    <style:style style:name="T15" style:family="text">
      <style:text-properties fo:font-style="italic" officeooo:rsid="0042c1cf" style:font-style-asian="italic" style:font-style-complex="italic"/>
    </style:style>
    <style:style style:name="T16" style:family="text">
      <style:text-properties fo:font-style="italic" fo:font-weight="bold" officeooo:rsid="0004d765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5c7d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06dbc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42c1cf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176c81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7911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dffce" style:font-style-asian="italic" style:font-weight-asian="normal" style:font-style-complex="italic" style:font-weight-complex="normal"/>
    </style:style>
    <style:style style:name="T23" style:family="text">
      <style:text-properties fo:font-weight="bold" officeooo:rsid="0004d765" style:font-weight-asian="bold" style:font-weight-complex="bold"/>
    </style:style>
    <style:style style:name="T24" style:family="text">
      <style:text-properties fo:font-weight="bold" officeooo:rsid="00279117" style:font-weight-asian="bold" style:font-weight-complex="bold"/>
    </style:style>
    <style:style style:name="T25" style:family="text">
      <style:text-properties fo:font-weight="bold" officeooo:rsid="00306dbc" style:font-weight-asian="bold" style:font-weight-complex="bold"/>
    </style:style>
    <style:style style:name="T26" style:family="text">
      <style:text-properties fo:font-weight="normal" officeooo:rsid="0004d765" style:font-weight-asian="normal" style:font-weight-complex="normal"/>
    </style:style>
    <style:style style:name="T27" style:family="text">
      <style:text-properties fo:font-weight="normal" officeooo:rsid="00088bf8" style:font-weight-asian="normal" style:font-weight-complex="normal"/>
    </style:style>
    <style:style style:name="T28" style:family="text">
      <style:text-properties fo:font-weight="normal" officeooo:rsid="00176c81" style:font-weight-asian="normal" style:font-weight-complex="normal"/>
    </style:style>
    <style:style style:name="T29" style:family="text">
      <style:text-properties fo:font-weight="normal" officeooo:rsid="0018e477" style:font-weight-asian="normal" style:font-weight-complex="normal"/>
    </style:style>
    <style:style style:name="T30" style:family="text">
      <style:text-properties fo:font-weight="normal" officeooo:rsid="00279117" style:font-weight-asian="normal" style:font-weight-complex="normal"/>
    </style:style>
    <style:style style:name="T31" style:family="text">
      <style:text-properties fo:font-weight="normal" officeooo:rsid="00306dbc" style:font-weight-asian="normal" style:font-weight-complex="normal"/>
    </style:style>
    <style:style style:name="T32" style:family="text">
      <style:text-properties fo:font-weight="normal" officeooo:rsid="00382aca" style:font-weight-asian="normal" style:font-weight-complex="normal"/>
    </style:style>
    <style:style style:name="T33" style:family="text">
      <style:text-properties officeooo:rsid="0006b8f5"/>
    </style:style>
    <style:style style:name="T34" style:family="text">
      <style:text-properties fo:font-style="normal" officeooo:rsid="001081bd" style:font-style-asian="normal" style:font-style-complex="normal"/>
    </style:style>
    <style:style style:name="T35" style:family="text">
      <style:text-properties fo:font-style="normal" officeooo:rsid="00119a15" style:font-style-asian="normal" style:font-style-complex="normal"/>
    </style:style>
    <style:style style:name="T36" style:family="text">
      <style:text-properties fo:font-style="normal" officeooo:rsid="001278ad" style:font-style-asian="normal" style:font-style-complex="normal"/>
    </style:style>
    <style:style style:name="T37" style:family="text">
      <style:text-properties fo:font-style="normal" officeooo:rsid="0022ee64" style:font-style-asian="normal" style:font-style-complex="normal"/>
    </style:style>
    <style:style style:name="T38" style:family="text">
      <style:text-properties fo:font-style="normal" officeooo:rsid="0025c7d9" style:font-style-asian="normal" style:font-style-complex="normal"/>
    </style:style>
    <style:style style:name="T39" style:family="text">
      <style:text-properties fo:font-style="normal" officeooo:rsid="00263eac" style:font-style-asian="normal" style:font-style-complex="normal"/>
    </style:style>
    <style:style style:name="T40" style:family="text">
      <style:text-properties fo:font-style="normal" officeooo:rsid="00279117" style:font-style-asian="normal" style:font-style-complex="normal"/>
    </style:style>
    <style:style style:name="T41" style:family="text">
      <style:text-properties fo:font-style="normal" officeooo:rsid="0028dceb" style:font-style-asian="normal" style:font-style-complex="normal"/>
    </style:style>
    <style:style style:name="T42" style:family="text">
      <style:text-properties fo:font-style="normal" officeooo:rsid="00294859" style:font-style-asian="normal" style:font-style-complex="normal"/>
    </style:style>
    <style:style style:name="T43" style:family="text">
      <style:text-properties fo:font-style="normal" officeooo:rsid="002a072c" style:font-style-asian="normal" style:font-style-complex="normal"/>
    </style:style>
    <style:style style:name="T44" style:family="text">
      <style:text-properties fo:font-style="normal" officeooo:rsid="003065fe" style:font-style-asian="normal" style:font-style-complex="normal"/>
    </style:style>
    <style:style style:name="T45" style:family="text">
      <style:text-properties fo:font-style="normal" officeooo:rsid="003657ad" style:font-style-asian="normal" style:font-style-complex="normal"/>
    </style:style>
    <style:style style:name="T46" style:family="text">
      <style:text-properties fo:font-style="normal" officeooo:rsid="0037f686" style:font-style-asian="normal" style:font-style-complex="normal"/>
    </style:style>
    <style:style style:name="T47" style:family="text">
      <style:text-properties fo:font-style="normal" officeooo:rsid="003a0364" style:font-style-asian="normal" style:font-style-complex="normal"/>
    </style:style>
    <style:style style:name="T48" style:family="text">
      <style:text-properties fo:font-style="normal" officeooo:rsid="003b9fae" style:font-style-asian="normal" style:font-style-complex="normal"/>
    </style:style>
    <style:style style:name="T49" style:family="text">
      <style:text-properties fo:font-style="normal" officeooo:rsid="003bbbbf" style:font-style-asian="normal" style:font-style-complex="normal"/>
    </style:style>
    <style:style style:name="T50" style:family="text">
      <style:text-properties fo:font-style="normal" officeooo:rsid="0043ddd0" style:font-style-asian="normal" style:font-style-complex="normal"/>
    </style:style>
    <style:style style:name="T51" style:family="text">
      <style:text-properties fo:font-style="normal" fo:font-weight="bold" officeooo:rsid="0004d765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279117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065fe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officeooo:rsid="0027911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dffc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c4e77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065fe" style:font-style-asian="normal" style:font-weight-asian="normal" style:font-style-complex="normal" style:font-weight-complex="normal"/>
    </style:style>
    <style:style style:name="T58" style:family="text">
      <style:text-properties officeooo:rsid="000e97bc"/>
    </style:style>
    <style:style style:name="T59" style:family="text">
      <style:text-properties officeooo:rsid="001081bd"/>
    </style:style>
    <style:style style:name="T60" style:family="text">
      <style:text-properties officeooo:rsid="0013ad3a"/>
    </style:style>
    <style:style style:name="T61" style:family="text">
      <style:text-properties style:font-name="Times New Roman1" fo:font-size="12pt" officeooo:rsid="0013ad3a"/>
    </style:style>
    <style:style style:name="T62" style:family="text">
      <style:text-properties style:font-name="Times New Roman1" fo:font-size="12pt" fo:font-style="italic" officeooo:rsid="006d0efd" style:font-style-asian="italic" style:font-style-complex="italic"/>
    </style:style>
    <style:style style:name="T63" style:family="text">
      <style:text-properties style:font-name="Times New Roman1" fo:font-size="12pt" fo:font-style="italic" officeooo:rsid="006fc414" style:font-style-asian="italic" style:font-style-complex="italic"/>
    </style:style>
    <style:style style:name="T64" style:family="text">
      <style:text-properties style:font-name="Times New Roman1" fo:font-size="12pt" fo:font-style="italic" officeooo:rsid="00729aa7" style:font-style-asian="italic" style:font-style-complex="italic"/>
    </style:style>
    <style:style style:name="T65" style:family="text">
      <style:text-properties style:font-name="Times New Roman1" fo:font-size="12pt" officeooo:rsid="0016a3d8"/>
    </style:style>
    <style:style style:name="T66" style:family="text">
      <style:text-properties officeooo:rsid="00279117"/>
    </style:style>
    <style:style style:name="T67" style:family="text">
      <style:text-properties officeooo:rsid="002b75d3"/>
    </style:style>
    <style:style style:name="T68" style:family="text">
      <style:text-properties officeooo:rsid="002c4e77"/>
    </style:style>
    <style:style style:name="T69" style:family="text">
      <style:text-properties officeooo:rsid="0030e76c"/>
    </style:style>
    <style:style style:name="T70" style:family="text">
      <style:text-properties officeooo:rsid="0032b044"/>
    </style:style>
    <style:style style:name="T71" style:family="text">
      <style:text-properties officeooo:rsid="00388b69"/>
    </style:style>
    <style:style style:name="T72" style:family="text">
      <style:text-properties officeooo:rsid="003a0364"/>
    </style:style>
    <style:style style:name="T73" style:family="text">
      <style:text-properties officeooo:rsid="003d8fb7"/>
    </style:style>
    <style:style style:name="T74" style:family="text">
      <style:text-properties officeooo:rsid="003f29b3"/>
    </style:style>
    <style:style style:name="T75" style:family="text">
      <style:text-properties officeooo:rsid="00119a15"/>
    </style:style>
    <style:style style:name="T76" style:family="text">
      <style:text-properties officeooo:rsid="0022ee64"/>
    </style:style>
    <style:style style:name="T77" style:family="text">
      <style:text-properties officeooo:rsid="0040da68"/>
    </style:style>
    <style:style style:name="T78" style:family="text">
      <style:text-properties officeooo:rsid="00425db5"/>
    </style:style>
    <style:style style:name="T79" style:family="text">
      <style:text-properties officeooo:rsid="0042c1cf"/>
    </style:style>
    <style:style style:name="T80" style:family="text">
      <style:text-properties officeooo:rsid="0043ddd0"/>
    </style:style>
    <style:style style:name="T81" style:family="text">
      <style:text-properties officeooo:rsid="004544b5"/>
    </style:style>
    <style:style style:name="T82" style:family="text">
      <style:text-properties officeooo:rsid="0045a202"/>
    </style:style>
    <style:style style:name="T83" style:family="text">
      <style:text-properties officeooo:rsid="0046b70c"/>
    </style:style>
    <style:style style:name="T84" style:family="text">
      <style:text-properties officeooo:rsid="00487e6d"/>
    </style:style>
    <style:style style:name="T85" style:family="text">
      <style:text-properties officeooo:rsid="004929e7"/>
    </style:style>
    <style:style style:name="T86" style:family="text">
      <style:text-properties officeooo:rsid="004a8804"/>
    </style:style>
    <style:style style:name="T87" style:family="text">
      <style:text-properties officeooo:rsid="004bb08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"><text:a xlink:type="simple" xlink:href="#__RefHeading__1617_2128831717" text:style-name="Index_20_Link" text:visited-style-name="Index_20_Link">Introduction<text:tab/>2</text:a></text:p>
          <text:p text:style-name="P57"><text:a xlink:type="simple" xlink:href="#__RefHeading__1698_2128831717" text:style-name="Index_20_Link" text:visited-style-name="Index_20_Link">Data Base coding standard<text:tab/>2</text:a></text:p>
          <text:p text:style-name="P57"><text:a xlink:type="simple" xlink:href="#__RefHeading__1619_2128831717" text:style-name="Index_20_Link" text:visited-style-name="Index_20_Link">Catalog<text:tab/>2</text:a></text:p>
          <text:p text:style-name="P72"><text:a xlink:type="simple" xlink:href="#__RefHeading__1700_2128831717" text:style-name="Index_20_Link" text:visited-style-name="Index_20_Link">tba_user_account<text:tab/>3</text:a></text:p>
          <text:p text:style-name="P73"><text:a xlink:type="simple" xlink:href="#__RefHeading__1255_956441209" text:style-name="Index_20_Link" text:visited-style-name="Index_20_Link">Fields specifications<text:tab/>3</text:a></text:p>
          <text:p text:style-name="P72"><text:a xlink:type="simple" xlink:href="#__RefHeading__1257_956441209" text:style-name="Index_20_Link" text:visited-style-name="Index_20_Link">tba_user_details<text:tab/>4</text:a></text:p>
          <text:p text:style-name="P73"><text:a xlink:type="simple" xlink:href="#__RefHeading__1259_956441209" text:style-name="Index_20_Link" text:visited-style-name="Index_20_Link">Fields specifications<text:tab/>4</text:a></text:p>
        </text:index-body>
      </text:table-of-content>
      <text:p text:style-name="Standard"/>
      <text:h text:style-name="P56" text:outline-level="1"><text:bookmark-start text:name="__RefHeading__1617_2128831717"/>Introduction<text:bookmark-end text:name="__RefHeading__1617_2128831717"/></text:h>
      <text:p text:style-name="P49"><text:span text:style-name="T3">Present document is about ccdb </text:span><text:span text:style-name="T60">v.0.0.</text:span><text:span text:style-name="T87">5</text:span><text:span text:style-name="T60"> </text:span><text:span text:style-name="T3">schema structure and application C</text:span><text:span text:style-name="T58">o</text:span><text:span text:style-name="T3">passConnect <text:s/></text:span><text:span text:style-name="T72">system </text:span><text:span text:style-name="T3">parameter stored in ccdb tables.</text:span></text:p>
      <text:p text:style-name="P48"><text:span text:style-name="T72">A glossary of terms used in this document can be found in the CopassConnect requirements documentation available in Github at path </text:span><text:span text:style-name="T11">doc/CopassConnectRequirements</text:span><text:span text:style-name="T72">.</text:span></text:p>
      <text:p text:style-name="P9">ER schema picture and schema dump are available in CopassConnect Github repository :</text:p>
      <text:list xml:id="list21683057901" text:style-name="L1">
        <text:list-item>
          <text:p text:style-name="P10"><text:span text:style-name="T62">doc/ccdb_20121021_1</text:span><text:span text:style-name="T63">355</text:span><text:span text:style-name="T62">.pdf</text:span></text:p>
          <text:p text:style-name="P11"><text:span text:style-name="T61">ER schema </text:span><text:span text:style-name="T65">ccdb</text:span><text:span text:style-name="T61"> </text:span></text:p>
        </text:list-item>
      </text:list>
      <text:list xml:id="list1521782023" text:style-name="L2">
        <text:list-item>
          <text:p text:style-name="P29"><text:span text:style-name="T63">db/ccdb_</text:span><text:span text:style-name="T62">20121021_1</text:span><text:span text:style-name="T64">2</text:span><text:span text:style-name="T63">5</text:span><text:span text:style-name="T64">9</text:span><text:span text:style-name="T62">.</text:span><text:span text:style-name="T63">sql </text:span></text:p>
          <text:p text:style-name="P30">Schema ccdb filled with some example data.</text:p>
        </text:list-item>
      </text:list>
      <text:h text:style-name="P54" text:outline-level="1"><text:bookmark-start text:name="__RefHeading__1698_2128831717"/>Data Base coding standard<text:bookmark-end text:name="__RefHeading__1698_2128831717"/></text:h>
      <text:p text:style-name="P4"><text:span text:style-name="T27">All tables in ccdb schema </text:span><text:span text:style-name="T29">must </text:span><text:span text:style-name="T27">have InnoDB engine </text:span><text:span text:style-name="T28">and </text:span><text:span text:style-name="T20">utf8_general_ci</text:span><text:span text:style-name="T28"> as collation</text:span><text:span text:style-name="T27">.</text:span></text:p>
      <text:p text:style-name="P4"><text:span text:style-name="T3">All tables in ccdb </text:span><text:span text:style-name="T33">schema </text:span><text:span text:style-name="T3">must have standard name format </text:span><text:span text:style-name="T23">[</text:span><text:span text:style-name="T16">prefix</text:span><text:span text:style-name="T23">]_[</text:span><text:span text:style-name="T16">relation name</text:span><text:span text:style-name="T23">]</text:span><text:span text:style-name="T3">, for ccdb system tables prefix is </text:span><text:span text:style-name="T51">tba</text:span><text:span text:style-name="T26">.</text:span></text:p>
      <text:p text:style-name="P8"><text:span text:style-name="T31">Tables Primary Key (PK) are named as </text:span><text:span text:style-name="T25">id</text:span><text:span text:style-name="T31">.</text:span></text:p>
      <text:p text:style-name="P8"><text:span text:style-name="T31">Foreig</text:span><text:span text:style-name="T32">n</text:span><text:span text:style-name="T31"> Key (FK) are named when possible as </text:span><text:span text:style-name="T25">[</text:span><text:span text:style-name="T18">parent relation table</text:span><text:span text:style-name="T25">]_id</text:span></text:p>
      <text:p text:style-name="P31">Example :</text:p>
      <text:p text:style-name="P3"><text:span text:style-name="T9">tba_user_account</text:span><text:span text:style-name="T69"> have </text:span><text:span text:style-name="T9">id</text:span><text:span text:style-name="T69"> field as PK</text:span></text:p>
      <text:p text:style-name="P3"><text:span text:style-name="T9">tba_user_details</text:span><text:span text:style-name="T69"> have field </text:span><text:span text:style-name="T9">tba_user_account_id</text:span><text:span text:style-name="T69"> as FK referenced on </text:span><text:span text:style-name="T9">tba_user_account</text:span><text:span text:style-name="T69"> PK</text:span></text:p>
      <text:h text:style-name="P55" text:outline-level="1"><text:bookmark-start text:name="__RefHeading__1619_2128831717"/>Catalog<text:bookmark-end text:name="__RefHeading__1619_2128831717"/></text:h>
      <text:p text:style-name="P43">Schema catalog tables ccdb</text:p>
      <text:p text:style-name="P43"/>
      <text:h text:style-name="P58" text:outline-level="2"><draw:frame draw:style-name="fr1" draw:name="Object1" text:anchor-type="paragraph" svg:x="-0.0638in" svg:y="0.0028in" svg:width="7.4083in" svg:height="1.4492in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P59" text:outline-level="2"/>
      <text:h text:style-name="P65" text:outline-level="2"><text:bookmark-start text:name="__RefHeading__1700_2128831717"/>tba_user_account<text:bookmark-end text:name="__RefHeading__1700_2128831717"/></text:h>
      <text:p text:style-name="P2"><text:span text:style-name="T59">The </text:span><text:span text:style-name="T4">tba_user_account</text:span><text:span text:style-name="T34"> table store application user core data information, it is </text:span><text:span text:style-name="T45">the </text:span><text:span text:style-name="T34">users regi</text:span><text:span text:style-name="T46">s</text:span><text:span text:style-name="T34">try.</text:span></text:p>
      <text:p text:style-name="P12"><draw:frame draw:style-name="fr2" draw:name="Object2" text:anchor-type="paragraph" svg:width="7.7134in" svg:height="2.1925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3" text:outline-level="3"><text:bookmark-start text:name="__RefHeading__1255_956441209"/><text:span text:style-name="T39">Field</text:span><text:span text:style-name="T40">s</text:span><text:span text:style-name="T39"> specification</text:span><text:span text:style-name="T40">s</text:span><text:bookmark-end text:name="__RefHeading__1255_956441209"/></text:h>
      <text:p text:style-name="P6"><text:span text:style-name="T43">O</text:span><text:span text:style-name="T40">nly significant </text:span><text:span text:style-name="T42">or non-intuitive </text:span><text:span text:style-name="T40">fields have </text:span><text:span text:style-name="T41">are <text:s/></text:span><text:span text:style-name="T42">described.</text:span></text:p>
      <text:list xml:id="list869036725" text:style-name="L3">
        <text:list-item>
          <text:p text:style-name="P44"><text:span text:style-name="T17">id</text:span><text:span text:style-name="T38"> </text:span></text:p>
          <text:p text:style-name="P44"><text:span text:style-name="T35">Every user have a system </text:span><text:span text:style-name="T37">internal</text:span><text:span text:style-name="T35"> </text:span><text:span text:style-name="T5">id </text:span><text:span text:style-name="T35">as PK.</text:span></text:p>
        </text:list-item>
        <text:list-item>
          <text:p text:style-name="P44"><text:span text:style-name="T17">email</text:span><text:span text:style-name="T35"> </text:span></text:p>
          <text:p text:style-name="P44"><text:span text:style-name="T35">Every user must have a unique </text:span><text:span text:style-name="T5">email,</text:span><text:span text:style-name="T35"> </text:span><text:span text:style-name="T36">CopassConnect use t</text:span><text:span text:style-name="T35">he </text:span><text:span text:style-name="T5">email</text:span><text:span text:style-name="T35"> </text:span><text:span text:style-name="T36">as</text:span><text:span text:style-name="T35"> user login.</text:span></text:p>
        </text:list-item>
        <text:list-item>
          <text:p text:style-name="P32">password</text:p>
          <text:p text:style-name="P13">Login password</text:p>
        </text:list-item>
        <text:list-item>
          <text:p text:style-name="P32">cc_profile</text:p>
          <text:p text:style-name="P46"><text:span text:style-name="T54">CopassConnect profile, every user have a </text:span><text:span text:style-name="T21">cc_profile</text:span><text:span text:style-name="T54">.</text:span></text:p>
          <text:p text:style-name="P46"><text:span text:style-name="T54">Profile types are stored in </text:span><text:span text:style-name="T21">tba_parameters</text:span><text:span text:style-name="T54"> as csv list, profile defined are :</text:span></text:p>
          <text:p text:style-name="P45"><text:span text:style-name="T52">cc_admin</text:span><text:span text:style-name="T54"> </text:span><text:span text:style-name="T38"><text:s/>: </text:span><text:span text:style-name="T40">CopassConnect administrator</text:span></text:p>
          <text:p text:style-name="P45"><text:span text:style-name="T52">cs_admin</text:span><text:span text:style-name="T40"> : CopassConnect super user, it is administrator of a single CoSite</text:span></text:p>
        </text:list-item>
      </text:list>
      <text:p text:style-name="P5"><text:tab/><text:span text:style-name="T24">cc_user </text:span><text:span text:style-name="T30">: Simple CoSite user that are not able to login on CopassConnect</text:span></text:p>
      <text:list xml:id="list1682108308" text:style-name="L4">
        <text:list-item>
          <text:p text:style-name="P33">id_card</text:p>
          <text:p text:style-name="P15"><text:span text:style-name="T66">A id card is required only for a </text:span><text:span text:style-name="T6">cs_admin</text:span><text:span text:style-name="T66"> user. </text:span></text:p>
          <text:p text:style-name="P15"><text:span text:style-name="T68">H</text:span><text:span text:style-name="T66">andle of this mandatory is demanded to application logic.</text:span></text:p>
        </text:list-item>
        <text:list-item>
          <text:p text:style-name="P34">engagement_level</text:p>
          <text:p text:style-name="P15"><text:span text:style-name="T67">It's only for </text:span><text:span text:style-name="T7">cc_user </text:span><text:span text:style-name="T67">profile.</text:span></text:p>
          <text:p text:style-name="P15"><text:span text:style-name="T67">It's a </text:span><text:span text:style-name="T68">numeric </text:span><text:span text:style-name="T67">paramiter </text:span><text:span text:style-name="T68">filled</text:span><text:span text:style-name="T67"> by a </text:span><text:span text:style-name="T7">cs_admin.</text:span></text:p>
          <text:p text:style-name="P47"><text:soft-page-break/><text:span text:style-name="T55">Max engagement level a</text:span><text:span text:style-name="T54">s </text:span><text:span text:style-name="T56">INT</text:span><text:span text:style-name="T54"> are stored in </text:span><text:span text:style-name="T21">tba_parameters, </text:span><text:span text:style-name="T55">parameter name is </text:span><text:span text:style-name="T22">engagement_level</text:span><text:span text:style-name="T54">, </text:span><text:span text:style-name="T55">actual value is 10</text:span><text:span text:style-name="T54">.</text:span></text:p>
        </text:list-item>
      </text:list>
      <text:h text:style-name="Heading_20_2" text:outline-level="2"><text:bookmark-start text:name="__RefHeading__1257_956441209"/><text:span text:style-name="T34">tba_user_</text:span><text:span text:style-name="T44">details</text:span><text:bookmark-end text:name="__RefHeading__1257_956441209"/></text:h>
      <text:p text:style-name="P7"><text:span text:style-name="T44">The </text:span><text:span text:style-name="T8">tba_user_details</text:span><text:span text:style-name="T44"> store information about users.</text:span></text:p>
      <text:p text:style-name="P7"><draw:frame draw:style-name="fr1" draw:name="Object3" text:anchor-type="paragraph" svg:x="-0.3937in" svg:y="0.55in" svg:width="7.7134in" svg:height="0.8717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4">Every textual information type could be filled in this table in form of </text:span><text:span text:style-name="T53">key-&gt;value</text:span><text:span text:style-name="T57">.</text:span></text:p>
      <text:p text:style-name="P14"/>
      <text:h text:style-name="P67" text:outline-level="3"/>
      <text:h text:style-name="P66" text:outline-level="3"><text:bookmark-start text:name="__RefHeading__1259_956441209"/><text:span text:style-name="T39">Field</text:span><text:span text:style-name="T40">s</text:span><text:span text:style-name="T39"> specification</text:span><text:span text:style-name="T40">s</text:span><text:bookmark-end text:name="__RefHeading__1259_956441209"/></text:h>
      <text:list xml:id="list905086543" text:style-name="L5">
        <text:list-item>
          <text:p text:style-name="P37">tba_user_account_id</text:p>
          <text:p text:style-name="P16"><text:span text:style-name="T70">FK of <text:s/></text:span><text:span text:style-name="T10">tba_user_account</text:span><text:span text:style-name="T70"> field </text:span><text:span text:style-name="T10">id</text:span></text:p>
        </text:list-item>
        <text:list-item>
          <text:p text:style-name="P42">label</text:p>
          <text:p text:style-name="P21">Detail name <text:span text:style-name="T71">(key)</text:span>, for example : <text:s/>facebook, web site, fax, mobile ...</text:p>
        </text:list-item>
        <text:list-item>
          <text:p text:style-name="P42">value</text:p>
          <text:p text:style-name="P20">Detail value</text:p>
        </text:list-item>
        <text:list-item>
          <text:p text:style-name="P42">priority</text:p>
          <text:p text:style-name="P20">Through this field it's possible to define particular order to enlist user details</text:p>
        </text:list-item>
      </text:list>
      <text:h text:style-name="P61" text:outline-level="2"><text:span text:style-name="T72"/></text:h>
      <text:h text:style-name="P64" text:outline-level="2"><text:span text:style-name="T72">tba_cc_site</text:span></text:h>
      <text:p text:style-name="P48"><text:span text:style-name="T34">The </text:span><text:span text:style-name="T4">tba_</text:span><text:span text:style-name="T11">cc</text:span><text:span text:style-name="T4">_</text:span><text:span text:style-name="T11">site</text:span><text:span text:style-name="T34"> table store </text:span><text:span text:style-name="T47">Co</text:span><text:span text:style-name="T48">pass s</text:span><text:span text:style-name="T47">ite</text:span><text:span text:style-name="T34"> core data information, it is </text:span><text:span text:style-name="T45">the </text:span><text:span text:style-name="T48">CoSite</text:span><text:span text:style-name="T34"> regi</text:span><text:span text:style-name="T46">s</text:span><text:span text:style-name="T34">try.</text:span></text:p>
      <text:p text:style-name="P50"><text:span text:style-name="T49">Every CoSite is handled by a single user with </text:span><text:span text:style-name="T12">cs_admin</text:span><text:span text:style-name="T49"> profile.</text:span></text:p>
      <text:h text:style-name="P68" text:outline-level="3"><draw:frame draw:style-name="fr2" draw:name="Object4" text:anchor-type="paragraph" svg:width="7.8744in" svg:height="2.0252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34"/></text:h>
      <text:h text:style-name="P68" text:outline-level="3"><text:span text:style-name="T39">Field</text:span><text:span text:style-name="T40">s</text:span><text:span text:style-name="T39"> specification</text:span><text:span text:style-name="T40">s</text:span></text:h>
      <text:list xml:id="list1001990915" text:continue-numbering="true" text:style-name="L5">
        <text:list-item>
          <text:p text:style-name="P38"><text:span text:style-name="T74">Id</text:span></text:p>
          <text:p text:style-name="P22"><text:span text:style-name="T75">Every </text:span><text:span text:style-name="T74">CoSite</text:span><text:span text:style-name="T75"> have a system </text:span><text:span text:style-name="T76">internal</text:span><text:span text:style-name="T75"> </text:span><text:span text:style-name="T5">id </text:span><text:span text:style-name="T75">as PK.</text:span></text:p>
        </text:list-item>
        <text:list-item>
          <text:p text:style-name="P38">tba_user_account_id</text:p>
          <text:p text:style-name="P17"><text:span text:style-name="T70">FK of <text:s/></text:span><text:span text:style-name="T10">tba_user_account</text:span><text:span text:style-name="T70"> field </text:span><text:span text:style-name="T10">id.</text:span></text:p>
          <text:p text:style-name="P17"><text:span text:style-name="T73">Only user with </text:span><text:span text:style-name="T13">cs_profile </text:span><text:span text:style-name="T73">may be referenced to this field.</text:span></text:p>
        </text:list-item>
        <text:list-item>
          <text:p text:style-name="P35"><text:span text:style-name="T77">name</text:span></text:p>
          <text:p text:style-name="P18"><text:span text:style-name="T77">It's the unique name of the CoSite</text:span></text:p>
        </text:list-item>
        <text:list-item>
          <text:p text:style-name="P35"><text:span text:style-name="T77">fiscal_id</text:span></text:p>
          <text:p text:style-name="P18"><text:span text:style-name="T77">It's a fiscal id of CoSite, could be null for so</text:span><text:span text:style-name="T77">me country.</text:span></text:p>
        </text:list-item>
        <text:list-item>
          <text:p text:style-name="P35"><text:span text:style-name="T77">fiscal_id_type</text:span></text:p>
          <text:p text:style-name="P18"><text:span text:style-name="T77">Fiscal id type, could be stored in a </text:span><text:span text:style-name="T14">tba_parameter</text:span><text:span text:style-name="T77"> like a cvs list.</text:span></text:p>
        </text:list-item>
        <text:list-item>
          <text:p text:style-name="P35"><text:span text:style-name="T77">Status</text:span></text:p>
          <text:p text:style-name="P19"><text:span text:style-name="T77">It's status of a CoSite, possible status available are stored in a </text:span><text:span text:style-name="T14">tba_parameter </text:span><text:span text:style-name="T77">in </text:span><text:span text:style-name="T78">parameter named </text:span><text:span text:style-name="T14">cc_site_status</text:span></text:p>
        </text:list-item>
        <text:list-item>
          <text:p text:style-name="P19"><text:span text:style-name="T19">email</text:span></text:p>
          <text:p text:style-name="P19"><text:span text:style-name="T79">It</text:span><text:span text:style-name="T77"> </text:span><text:span text:style-name="T79">'s email dedicated to a CoSite.</text:span></text:p>
        </text:list-item>
        <text:list-item>
          <text:p text:style-name="P36"><text:span text:style-name="T79">card_cost</text:span></text:p>
          <text:p text:style-name="P19"><text:span text:style-name="T79">It's the amount deducted by CopassConnect at every card generation.</text:span></text:p>
          <text:p text:style-name="P19"><text:span text:style-name="T79">The amount deducted it's peculiar for every CoSite and it's defined by </text:span><text:span text:style-name="T15">cc_admin </text:span><text:span text:style-name="T79">user at </text:span><text:soft-page-break/><text:span text:style-name="T79">validation time.</text:span></text:p>
        </text:list-item>
        <text:list-item>
          <text:p text:style-name="P36"><text:span text:style-name="T79">day_pass</text:span></text:p>
        </text:list-item>
      </text:list>
      <text:h text:style-name="P60" text:outline-level="2"><text:span text:style-name="T80">tba_</text:span><text:span text:style-name="T81">cc_site_details</text:span></text:h>
      <text:p text:style-name="Text_20_body"/>
      <text:p text:style-name="P53"><draw:frame draw:style-name="fr2" draw:name="Object5" text:anchor-type="paragraph" svg:width="7.8744in" svg:height="0.6957in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69" text:outline-level="3"><text:span text:style-name="T39">Field</text:span><text:span text:style-name="T40">s</text:span><text:span text:style-name="T39"> specification</text:span><text:span text:style-name="T40">s</text:span></text:h>
      <text:list xml:id="list1409656162" text:continue-numbering="true" text:style-name="L5">
        <text:list-item>
          <text:p text:style-name="P39"><text:span text:style-name="T74">Id</text:span></text:p>
          <text:p text:style-name="P23"><text:span text:style-name="T75">Every</text:span></text:p>
        </text:list-item>
      </text:list>
      <text:p text:style-name="P26"><text:span text:style-name="T75"/></text:p>
      <text:h text:style-name="P62" text:outline-level="2"><text:span text:style-name="T80">tba_</text:span><text:span text:style-name="T82">cards</text:span></text:h>
      <text:p text:style-name="P51"><text:span text:style-name="T50"/></text:p>
      <text:h text:style-name="P70" text:outline-level="3"><text:span text:style-name="T39">Field</text:span><text:span text:style-name="T40">s</text:span><text:span text:style-name="T39"> specification</text:span><text:span text:style-name="T40">s</text:span></text:h>
      <text:list xml:id="list452298681" text:continue-numbering="true" text:style-name="L5">
        <text:list-item>
          <text:p text:style-name="P40"><text:span text:style-name="T74">Id</text:span></text:p>
          <text:p text:style-name="P24"><text:span text:style-name="T75">Every</text:span></text:p>
        </text:list-item>
      </text:list>
      <text:p text:style-name="P27"><text:span text:style-name="T75"/></text:p>
      <text:h text:style-name="P62" text:outline-level="2"><text:span text:style-name="T80">tba_</text:span><text:span text:style-name="T83">cards_have_tba_user_account</text:span></text:h>
      <text:p text:style-name="P51"><text:span text:style-name="T50"/></text:p>
      <text:h text:style-name="P70" text:outline-level="3"><text:span text:style-name="T39">Field</text:span><text:span text:style-name="T40">s</text:span><text:span text:style-name="T39"> specification</text:span><text:span text:style-name="T40">s</text:span></text:h>
      <text:list xml:id="list1143903299" text:continue-numbering="true" text:style-name="L5">
        <text:list-item>
          <text:p text:style-name="P40"><text:span text:style-name="T74">Id</text:span></text:p>
          <text:p text:style-name="P24"><text:span text:style-name="T75">Every</text:span></text:p>
        </text:list-item>
      </text:list>
      <text:p text:style-name="P27"><text:span text:style-name="T75"/></text:p>
      <text:h text:style-name="P63" text:outline-level="2"><text:span text:style-name="T80">tba_</text:span><text:span text:style-name="T84">transactions_log</text:span></text:h>
      <text:p text:style-name="P52"><text:span text:style-name="T50"/></text:p>
      <text:h text:style-name="P71" text:outline-level="3"><text:soft-page-break/><text:span text:style-name="T39">Field</text:span><text:span text:style-name="T40">s</text:span><text:span text:style-name="T39"> specification</text:span><text:span text:style-name="T40">s</text:span></text:h>
      <text:list xml:id="list1123690022" text:continue-numbering="true" text:style-name="L5">
        <text:list-item>
          <text:p text:style-name="P41"><text:span text:style-name="T74">Id</text:span></text:p>
          <text:p text:style-name="P25"><text:span text:style-name="T75">Every</text:span></text:p>
        </text:list-item>
      </text:list>
      <text:p text:style-name="P28"><text:span text:style-name="T75"/></text:p>
      <text:h text:style-name="P63" text:outline-level="2"><text:span text:style-name="T80">tba_</text:span><text:span text:style-name="T85">parameters</text:span></text:h>
      <text:p text:style-name="P52"><text:span text:style-name="T50"/></text:p>
      <text:h text:style-name="P71" text:outline-level="3"><text:span text:style-name="T39">Field</text:span><text:span text:style-name="T40">s</text:span><text:span text:style-name="T39"> specification</text:span><text:span text:style-name="T40">s</text:span></text:h>
      <text:list xml:id="list1422512959" text:continue-numbering="true" text:style-name="L5">
        <text:list-item>
          <text:p text:style-name="P41"><text:span text:style-name="T74">Id</text:span></text:p>
          <text:p text:style-name="P25"><text:span text:style-name="T75">Ever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34142"/>
    </style:style>
    <style:style style:name="MT1" style:family="text">
      <style:text-properties officeooo:rsid="00134142"/>
    </style:style>
    <style:style style:name="MT2" style:family="text">
      <style:text-properties officeooo:rsid="001330a1"/>
    </style:style>
    <style:style style:name="MT3" style:family="text">
      <style:text-properties officeooo:rsid="004a8804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</text:span><text:span text:style-name="MT2">cdb version 0.0.</text:span><text:span text:style-name="MT3">5</text:span><text:span text:style-name="MT2"> structure <text:tab/><text:tab/></text:span><text:span text:style-name="MT2"><text:page-number text:select-page="current">6</text:page-number></text:span><text:span text:style-name="MT2"> of </text:span>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to </meta:initial-creator>
    <meta:creation-date>2012-10-23T09:11:24</meta:creation-date>
    <meta:generator>LibreOffice/3.6$Linux_X86_64 LibreOffice_project/360m1$Build-102</meta:generator>
    <dc:date>2012-10-23T17:06:23</dc:date>
    <dc:creator>unto </dc:creator>
    <meta:editing-duration>PT5H55M8S</meta:editing-duration>
    <meta:editing-cycles>63</meta:editing-cycles>
    <meta:document-statistic meta:table-count="0" meta:image-count="0" meta:object-count="5" meta:page-count="7" meta:paragraph-count="105" meta:word-count="613" meta:character-count="3744" meta:non-whitespace-character-count="32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4.356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>
            <text:p>TABLE_SCHEMA </text:p>
          </table:table-cell>
          <table:table-cell table:style-name="ce1" office:value-type="string">
            <text:p>TABLE_NAME </text:p>
          </table:table-cell>
          <table:table-cell table:style-name="ce1" office:value-type="string">
            <text:p>ENGINE</text:p>
          </table:table-cell>
          <table:table-cell table:style-name="ce1" office:value-type="string">
            <text:p>SYNOPSI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cards </text:p>
          </table:table-cell>
          <table:table-cell office:value-type="string">
            <text:p>InnoDB</text:p>
          </table:table-cell>
          <table:table-cell office:value-type="string">
            <text:p>Store credit_card and virtual_card information record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cards_has_tba_user_account </text:p>
          </table:table-cell>
          <table:table-cell office:value-type="string">
            <text:p>InnoDB</text:p>
          </table:table-cell>
          <table:table-cell office:value-type="string">
            <text:p>Join table to realize the n to m relationship between users and card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cc_site </text:p>
          </table:table-cell>
          <table:table-cell office:value-type="string">
            <text:p>InnoDB</text:p>
          </table:table-cell>
          <table:table-cell office:value-type="string">
            <text:p>CoSite registry additional information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cc_site_details </text:p>
          </table:table-cell>
          <table:table-cell office:value-type="string">
            <text:p>InnoDB</text:p>
          </table:table-cell>
          <table:table-cell office:value-type="string">
            <text:p>CoSite additional information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parameters </text:p>
          </table:table-cell>
          <table:table-cell office:value-type="string">
            <text:p>InnoDB</text:p>
          </table:table-cell>
          <table:table-cell office:value-type="string">
            <text:p>Store CopassConnect parameter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transactions_log </text:p>
          </table:table-cell>
          <table:table-cell office:value-type="string">
            <text:p>InnoDB</text:p>
          </table:table-cell>
          <table:table-cell office:value-type="string">
            <text:p>Store cards transaction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user_account </text:p>
          </table:table-cell>
          <table:table-cell office:value-type="string">
            <text:p>InnoDB</text:p>
          </table:table-cell>
          <table:table-cell office:value-type="string">
            <text:p>User registry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user_details </text:p>
          </table:table-cell>
          <table:table-cell office:value-type="string">
            <text:p>InnoDB</text:p>
          </table:table-cell>
          <table:table-cell office:value-type="string">
            <text:p>User additional informatio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6:51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Arial" style:font-name-asian="WenQuanYi Micro Hei" style:font-name-complex="Lohit Hindi"/>
    </style:style>
    <style:style style:name="ce5" style:family="table-cell" style:parent-style-name="Default" style:data-style-name="N100">
      <style:table-cell-properties fo:border="0.06pt solid #000000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1" office:value-type="string">
            <text:p>OP</text:p>
          </table:table-cell>
          <table:table-cell table:style-name="ce1" office:value-type="string">
            <text:p>COLUMN_NAME </text:p>
          </table:table-cell>
          <table:table-cell table:style-name="ce1" office:value-type="string">
            <text:p>COLUMN_TYPE </text:p>
          </table:table-cell>
          <table:table-cell table:style-name="ce1" office:value-type="string">
            <text:p>IS_NULLABLE </text:p>
          </table:table-cell>
          <table:table-cell table:style-name="ce1" office:value-type="string">
            <text:p>NUMERIC_PRECISION </text:p>
          </table:table-cell>
          <table:table-cell table:style-name="ce1" office:value-type="string">
            <text:p>COLUMN_DEFAULT </text:p>
          </table:table-cell>
          <table:table-cell table:style-name="ce1" office:value-type="string">
            <text:p>COLUMN_KEY </text:p>
          </table:table-cell>
          <table:table-cell table:style-name="ce1" office:value-type="string">
            <text:p>EXTRA </text:p>
          </table:table-cell>
        </table:table-row>
        <table:table-row table:style-name="ro1">
          <table:table-cell table:number-columns-repeated="6"/>
          <table:table-cell table:style-name="ce2" office:value-type="string">
            <text:p>1 </text:p>
          </table:table-cell>
          <table:table-cell table:style-name="ce3" office:value-type="string">
            <text:p>id </text:p>
          </table:table-cell>
          <table:table-cell table:style-name="ce3" office:value-type="string">
            <text:p>int(11)</text:p>
          </table:table-cell>
          <table:table-cell table:style-name="ce3" office:value-type="string">
            <text:p>NO </text:p>
          </table:table-cell>
          <table:table-cell table:style-name="ce5" office:value-type="string">
            <text:p>10 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PRI </text:p>
          </table:table-cell>
          <table:table-cell table:style-name="ce3" office:value-type="string">
            <text:p>AI</text:p>
          </table:table-cell>
        </table:table-row>
        <table:table-row table:style-name="ro1">
          <table:table-cell table:number-columns-repeated="6"/>
          <table:table-cell table:style-name="ce2" office:value-type="string">
            <text:p>2 </text:p>
          </table:table-cell>
          <table:table-cell table:style-name="ce3" office:value-type="string">
            <text:p>email </text:p>
          </table:table-cell>
          <table:table-cell table:style-name="ce3" office:value-type="string">
            <text:p>varchar(45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string">
            <text:p>UNI 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2" office:value-type="string">
            <text:p>3 </text:p>
          </table:table-cell>
          <table:table-cell table:style-name="ce3" office:value-type="string">
            <text:p>pwd </text:p>
          </table:table-cell>
          <table:table-cell table:style-name="ce3" office:value-type="string">
            <text:p>varchar(256)</text:p>
          </table:table-cell>
          <table:table-cell table:style-name="ce3" office:value-type="string">
            <text:p>YES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4 </text:p>
          </table:table-cell>
          <table:table-cell table:style-name="ce3" office:value-type="string">
            <text:p>status </text:p>
          </table:table-cell>
          <table:table-cell table:style-name="ce3" office:value-type="string">
            <text:p>varchar(256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5 </text:p>
          </table:table-cell>
          <table:table-cell table:style-name="ce3" office:value-type="string">
            <text:p>name </text:p>
          </table:table-cell>
          <table:table-cell table:style-name="ce3" office:value-type="string">
            <text:p>varchar(256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6 </text:p>
          </table:table-cell>
          <table:table-cell table:style-name="ce3" office:value-type="string">
            <text:p>surname </text:p>
          </table:table-cell>
          <table:table-cell table:style-name="ce3" office:value-type="string">
            <text:p>varchar(256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7 </text:p>
          </table:table-cell>
          <table:table-cell table:style-name="ce3" office:value-type="string">
            <text:p>cc_profile </text:p>
          </table:table-cell>
          <table:table-cell table:style-name="ce3" office:value-type="string">
            <text:p>varchar(45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8 </text:p>
          </table:table-cell>
          <table:table-cell table:style-name="ce3" office:value-type="string">
            <text:p>idcard 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YES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9 </text:p>
          </table:table-cell>
          <table:table-cell table:style-name="ce3" office:value-type="string">
            <text:p>id_card_type </text:p>
          </table:table-cell>
          <table:table-cell table:style-name="ce3" office:value-type="string">
            <text:p>varchar(45)</text:p>
          </table:table-cell>
          <table:table-cell table:style-name="ce3" office:value-type="string">
            <text:p>YES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10 </text:p>
          </table:table-cell>
          <table:table-cell table:style-name="ce3" office:value-type="string">
            <text:p>engagement_level </text:p>
          </table:table-cell>
          <table:table-cell table:style-name="ce3" office:value-type="string">
            <text:p>int(11)</text:p>
          </table:table-cell>
          <table:table-cell table:style-name="ce3" office:value-type="string">
            <text:p>NO </text:p>
          </table:table-cell>
          <table:table-cell table:style-name="ce5" office:value-type="string">
            <text:p>10 </text:p>
          </table:table-cell>
          <table:table-cell table:style-name="ce5" office:value-type="string">
            <text:p>0</text:p>
          </table:table-cell>
          <table:table-cell table:style-name="ce3" table:number-columns-repeated="2"/>
        </table:table-row>
        <table:table-row table:style-name="ro2">
          <table:table-cell table:number-columns-repeated="6"/>
          <table:table-cell table:style-name="ce2" office:value-type="string">
            <text:p>11 </text:p>
          </table:table-cell>
          <table:table-cell table:style-name="ce3" office:value-type="string">
            <text:p>note </text:p>
          </table:table-cell>
          <table:table-cell table:style-name="ce4" office:value-type="string">
            <text:p><text:span text:style-name="T1">tinytext</text:span></text:p>
          </table:table-cell>
          <table:table-cell table:style-name="ce3" office:value-type="string">
            <text:p>YES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02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4" office:value-type="string">
            <text:p>OP</text:p>
          </table:table-cell>
          <table:table-cell table:style-name="ce4" office:value-type="string">
            <text:p>COLUMN_NAME </text:p>
          </table:table-cell>
          <table:table-cell table:style-name="ce4" office:value-type="string">
            <text:p>COLUMN_TYPE </text:p>
          </table:table-cell>
          <table:table-cell table:style-name="ce4" office:value-type="string">
            <text:p>IS_NULLABLE </text:p>
          </table:table-cell>
          <table:table-cell table:style-name="ce4" office:value-type="string">
            <text:p>NUMERIC_PRECISION </text:p>
          </table:table-cell>
          <table:table-cell table:style-name="ce4" office:value-type="string">
            <text:p>COLUMN_DEFAULT </text:p>
          </table:table-cell>
          <table:table-cell table:style-name="ce4" office:value-type="string">
            <text:p>COLUMN_KEY </text:p>
          </table:table-cell>
          <table:table-cell table:style-name="ce4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tba_user_account_i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table:style-name="ce5"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label </text:p>
          </table:table-cell>
          <table:table-cell office:value-type="string">
            <text:p>varchar(256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value </text:p>
          </table:table-cell>
          <table:table-cell office:value-type="string">
            <text:p>varchar(150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office:value-type="string">
            <text:p>PRI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 </text:p>
          </table:table-cell>
          <table:table-cell office:value-type="string">
            <text:p>priority </text:p>
          </table:table-cell>
          <table:table-cell office:value-type="string">
            <text:p>varchar(256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4:10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1" office:value-type="string">
            <text:p>OP</text:p>
          </table:table-cell>
          <table:table-cell table:style-name="ce1" office:value-type="string">
            <text:p>COLUMN_NAME </text:p>
          </table:table-cell>
          <table:table-cell table:style-name="ce1" office:value-type="string">
            <text:p>COLUMN_TYPE </text:p>
          </table:table-cell>
          <table:table-cell table:style-name="ce1" office:value-type="string">
            <text:p>IS_NULLABLE </text:p>
          </table:table-cell>
          <table:table-cell table:style-name="ce1" office:value-type="string">
            <text:p>NUMERIC_PRECISION </text:p>
          </table:table-cell>
          <table:table-cell table:style-name="ce1" office:value-type="string">
            <text:p>COLUMN_DEFAULT </text:p>
          </table:table-cell>
          <table:table-cell table:style-name="ce1" office:value-type="string">
            <text:p>COLUMN_KEY </text:p>
          </table:table-cell>
          <table:table-cell table:style-name="ce1" office:value-type="string">
            <text:p>EXTRA </text:p>
          </table:table-cell>
        </table:table-row>
        <table:table-row table:style-name="ro1">
          <table:table-cell table:number-columns-repeated="6"/>
          <table:table-cell table:style-name="ce2" office:value-type="string">
            <text:p>1 </text:p>
          </table:table-cell>
          <table:table-cell table:style-name="ce4" office:value-type="string">
            <text:p>id </text:p>
          </table:table-cell>
          <table:table-cell table:style-name="ce4" office:value-type="string">
            <text:p>int(11)</text:p>
          </table:table-cell>
          <table:table-cell table:style-name="ce4" office:value-type="string">
            <text:p>NO </text:p>
          </table:table-cell>
          <table:table-cell table:style-name="ce2" office:value-type="string">
            <text:p>10 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PRI </text:p>
          </table:table-cell>
          <table:table-cell table:style-name="ce4" office:value-type="string">
            <text:p>AI</text:p>
          </table:table-cell>
        </table:table-row>
        <table:table-row table:style-name="ro1">
          <table:table-cell table:number-columns-repeated="6"/>
          <table:table-cell table:style-name="ce2" office:value-type="string">
            <text:p>2 </text:p>
          </table:table-cell>
          <table:table-cell table:style-name="ce4" office:value-type="string">
            <text:p>tba_user_account_id </text:p>
          </table:table-cell>
          <table:table-cell table:style-name="ce4" office:value-type="string">
            <text:p>int(11)</text:p>
          </table:table-cell>
          <table:table-cell table:style-name="ce4" office:value-type="string">
            <text:p>NO </text:p>
          </table:table-cell>
          <table:table-cell table:style-name="ce2" office:value-type="string">
            <text:p>10 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UNI 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2" office:value-type="string">
            <text:p>3 </text:p>
          </table:table-cell>
          <table:table-cell table:style-name="ce4" office:value-type="string">
            <text:p>name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NO </text:p>
          </table:table-cell>
          <table:table-cell table:number-columns-repeated="2" table:style-name="ce4" office:value-type="string">
            <text:p>NULL</text:p>
          </table:table-cell>
          <table:table-cell table:style-name="ce4" office:value-type="string">
            <text:p>UNI 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2" office:value-type="string">
            <text:p>4 </text:p>
          </table:table-cell>
          <table:table-cell table:style-name="ce4" office:value-type="string">
            <text:p>fiscal_id </text:p>
          </table:table-cell>
          <table:table-cell table:style-name="ce4" office:value-type="string">
            <text:p>varchar(100)</text:p>
          </table:table-cell>
          <table:table-cell table:style-name="ce4" office:value-type="string">
            <text:p>YES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5 </text:p>
          </table:table-cell>
          <table:table-cell table:style-name="ce4" office:value-type="string">
            <text:p>fiscal_id_type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YES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6 </text:p>
          </table:table-cell>
          <table:table-cell table:style-name="ce4" office:value-type="string">
            <text:p>address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YES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7 </text:p>
          </table:table-cell>
          <table:table-cell table:style-name="ce4" office:value-type="string">
            <text:p>status </text:p>
          </table:table-cell>
          <table:table-cell table:style-name="ce4" office:value-type="string">
            <text:p>varchar(100)</text:p>
          </table:table-cell>
          <table:table-cell table:style-name="ce4" office:value-type="string">
            <text:p>NO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8 </text:p>
          </table:table-cell>
          <table:table-cell table:style-name="ce4" office:value-type="string">
            <text:p>email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NO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9 </text:p>
          </table:table-cell>
          <table:table-cell table:style-name="ce4" office:value-type="string">
            <text:p>day_pass </text:p>
          </table:table-cell>
          <table:table-cell table:style-name="ce4" office:value-type="string">
            <text:p>decimal(10,0)</text:p>
          </table:table-cell>
          <table:table-cell table:style-name="ce4" office:value-type="string">
            <text:p>NO </text:p>
          </table:table-cell>
          <table:table-cell table:style-name="ce2" office:value-type="string">
            <text:p>10 </text:p>
          </table:table-cell>
          <table:table-cell table:style-name="ce4" office:value-type="string">
            <text:p>NULL</text:p>
          </table:table-cell>
          <table:table-cell table:style-name="ce4" table:number-columns-repeated="2"/>
        </table:table-row>
        <table:table-row table:style-name="ro2">
          <table:table-cell table:number-columns-repeated="6"/>
          <table:table-cell table:style-name="ce3" office:value-type="string">
            <text:p>10 </text:p>
          </table:table-cell>
          <table:table-cell table:style-name="ce4" office:value-type="string">
            <text:p>note </text:p>
          </table:table-cell>
          <table:table-cell table:style-name="ce4" office:value-type="string">
            <text:p>tinytext</text:p>
          </table:table-cell>
          <table:table-cell table:style-name="ce4" office:value-type="string">
            <text:p>YES </text:p>
          </table:table-cell>
          <table:table-cell table:number-columns-repeated="2" table:style-name="ce2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11 </text:p>
          </table:table-cell>
          <table:table-cell table:style-name="ce4" office:value-type="string">
            <text:p>card_cost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YES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01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4" office:value-type="string">
            <text:p>OP</text:p>
          </table:table-cell>
          <table:table-cell table:style-name="ce4" office:value-type="string">
            <text:p>COLUMN_NAME </text:p>
          </table:table-cell>
          <table:table-cell table:style-name="ce4" office:value-type="string">
            <text:p>COLUMN_TYPE </text:p>
          </table:table-cell>
          <table:table-cell table:style-name="ce4" office:value-type="string">
            <text:p>IS_NULLABLE </text:p>
          </table:table-cell>
          <table:table-cell table:style-name="ce4" office:value-type="string">
            <text:p>NUMERIC_PRECISION </text:p>
          </table:table-cell>
          <table:table-cell table:style-name="ce4" office:value-type="string">
            <text:p>COLUMN_DEFAULT </text:p>
          </table:table-cell>
          <table:table-cell table:style-name="ce4" office:value-type="string">
            <text:p>COLUMN_KEY </text:p>
          </table:table-cell>
          <table:table-cell table:style-name="ce4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tba_cc_site_i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label </text:p>
          </table:table-cell>
          <table:table-cell office:value-type="string">
            <text:p>varchar(256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value </text:p>
          </table:table-cell>
          <table:table-cell office:value-type="string">
            <text:p>varchar(150)</text:p>
          </table:table-cell>
          <table:table-cell office:value-type="string">
            <text:p>NO </text:p>
          </table:table-cell>
          <table:table-cell table:style-name="ce6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RI 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01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